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E000001A76959347A.png"/>
  <manifest:file-entry manifest:media-type="image/png" manifest:full-path="Pictures/100000000000012D000001A9A63DBD8D.png"/>
  <manifest:file-entry manifest:media-type="image/jpeg" manifest:full-path="Pictures/100000000000068D0000058366BB0C5E.jpg"/>
  <manifest:file-entry manifest:media-type="image/png" manifest:full-path="Pictures/100000000000012D000001A93A2B28CE.png"/>
  <manifest:file-entry manifest:media-type="image/png" manifest:full-path="Pictures/100000000000011B00000185859A3F34.png"/>
  <manifest:file-entry manifest:media-type="image/png" manifest:full-path="Pictures/100000000000011600000185F8D3EBFA.png"/>
  <manifest:file-entry manifest:media-type="image/png" manifest:full-path="Pictures/100000000000012F000001ABCF7A6F22.png"/>
  <manifest:file-entry manifest:media-type="image/png" manifest:full-path="Pictures/100000000000012D000001A99D05A6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/>
      <style:text-properties style:text-line-through-style="none" fo:font-size="18pt" style:text-underline-style="none" fo:font-weight="bold" style:text-blinking="false"/>
    </style:style>
    <style:style style:name="P2" style:family="paragraph" style:parent-style-name="Text_20_body">
      <style:paragraph-properties fo:margin-top="0cm" fo:margin-bottom="0cm"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S</text:p>
      <text:p text:style-name="P2"/>
      <text:p text:style-name="P2"><draw:frame draw:style-name="fr1" draw:name="graphics3" text:anchor-type="paragraph" svg:x="1.109cm" svg:y="10.689cm" svg:width="7.001cm" svg:height="9.88cm" draw:z-index="2"><draw:image xlink:href="Pictures/100000000000012D000001A9A63DBD8D.png" xlink:type="simple" xlink:show="embed" xlink:actuate="onLoad"/></draw:frame><draw:frame draw:style-name="fr1" draw:name="graphics2" text:anchor-type="paragraph" svg:x="9.4cm" svg:y="0cm" svg:width="7.001cm" svg:height="9.79cm" draw:z-index="1"><draw:image xlink:href="Pictures/100000000000011600000185F8D3EBFA.png" xlink:type="simple" xlink:show="embed" xlink:actuate="onLoad"/></draw:frame><draw:frame draw:style-name="fr1" draw:name="graphics1" text:anchor-type="paragraph" svg:x="1.08cm" svg:y="0cm" svg:width="7.001cm" svg:height="9.62cm" draw:z-index="0"><draw:image xlink:href="Pictures/100000000000011B00000185859A3F34.png" xlink:type="simple" xlink:show="embed" xlink:actuate="onLoad"/></draw:frame><draw:frame draw:style-name="fr1" draw:name="graphics4" text:anchor-type="paragraph" svg:x="9.499cm" svg:y="10.61cm" svg:width="7.001cm" svg:height="9.88cm" draw:z-index="6"><draw:image xlink:href="Pictures/100000000000012D000001A99D05A6B9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graphics5" text:anchor-type="paragraph" svg:x="9.506cm" svg:y="0.949cm" svg:width="7.001cm" svg:height="9.8cm" draw:z-index="3"><draw:image xlink:href="Pictures/100000000000012E000001A76959347A.png" xlink:type="simple" xlink:show="embed" xlink:actuate="onLoad"/></draw:frame><draw:frame draw:style-name="fr1" draw:name="graphics6" text:anchor-type="paragraph" svg:x="0.982cm" svg:y="11.615cm" svg:width="7.001cm" svg:height="9.88cm" draw:z-index="4"><draw:image xlink:href="Pictures/100000000000012D000001A93A2B28CE.png" xlink:type="simple" xlink:show="embed" xlink:actuate="onLoad"/></draw:frame><draw:frame draw:style-name="fr1" draw:name="graphics7" text:anchor-type="paragraph" svg:x="9.476cm" svg:y="11.536cm" svg:width="7.001cm" svg:height="9.86cm" draw:z-index="5"><draw:image xlink:href="Pictures/100000000000012F000001ABCF7A6F22.png" xlink:type="simple" xlink:show="embed" xlink:actuate="onLoad"/></draw:frame><draw:frame draw:style-name="fr2" draw:name="graphics8" text:anchor-type="paragraph" svg:x="0.721cm" svg:y="0.926cm" svg:width="7.999cm" svg:height="6.729cm" draw:z-index="7"><draw:image xlink:href="Pictures/100000000000068D0000058366BB0C5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1:46:14.22</meta:creation-date>
    <meta:generator>OpenOffice/4.1.15$Win32 OpenOffice.org_project/4115m2$Build-9813</meta:generator>
    <dc:date>2025-07-10T14:53:55.50</dc:date>
    <dc:creator>Paul Paroczai</dc:creator>
    <meta:editing-duration>PT1H31M34S</meta:editing-duration>
    <meta:editing-cycles>9</meta:editing-cycles>
    <meta:document-statistic meta:table-count="0" meta:image-count="8" meta:object-count="0" meta:page-count="2" meta:paragraph-count="1" meta:word-count="1" meta:character-count="6"/>
  </office:meta>
</office:document-meta>
</file>